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's1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wnsample 3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Downsample 12, 19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Downsample 3, 3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Resize 10, 5</text:p>
          </table:table-cell>
        </table:table-row>
        <table:table-row table:style-name="ro1">
          <table:table-cell office:value-type="string" calcext:value-type="string">
            <text:p>'s10'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AVERAGE([.B1:.B40])" office:value-type="float" office:value="0.96" calcext:value-type="float">
            <text:p>0,96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table:formula="of:=AVERAGE([.F1:.F40])" office:value-type="float" office:value="0.86" calcext:value-type="float">
            <text:p>0,86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table:formula="of:=AVERAGE([.J1:.J40])" office:value-type="float" office:value="0.95" calcext:value-type="float">
            <text:p>0,95</text:p>
          </table:table-cell>
          <table:table-cell/>
          <table:table-cell office:value-type="float" office:value="0.8" calcext:value-type="float">
            <text:p>0,8</text:p>
          </table:table-cell>
          <table:table-cell/>
          <table:table-cell table:formula="of:=AVERAGE([.N1:.N40])"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's11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2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3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4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5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6'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7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8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19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0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1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2'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3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4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5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6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7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8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29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0'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1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2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3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4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5'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6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7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8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39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4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40'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5'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6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7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8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9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9:40:27.143000000</meta:creation-date>
    <dc:date>2016-06-14T20:11:45.304000000</dc:date>
    <meta:editing-duration>PT46S</meta:editing-duration>
    <meta:editing-cycles>1</meta:editing-cycles>
    <meta:document-statistic meta:table-count="1" meta:cell-count="208" meta:object-count="0"/>
    <meta:generator>LibreOffice/5.1.3.2$Windows_x86 LibreOffice_project/644e4637d1d8544fd9f56425bd6cec110e49301b</meta:generator>
  </office:meta>
</office:document-meta>
</file>